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700000200173353BA327535BA.png" manifest:media-type="image/png"/>
  <manifest:file-entry manifest:full-path="Pictures/10000001000002F7000003D75C448D73575CD27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0063in" svg:y="0in" svg:width="8.4866in" svg:height="10.9917in" draw:z-index="0"><draw:image xlink:href="Pictures/10000001000002F7000003D75C448D73575CD27D.png" xlink:type="simple" xlink:show="embed" xlink:actuate="onLoad" draw:mime-type="image/png"/></draw:frame><draw:frame draw:style-name="fr1" draw:name="Image2" text:anchor-type="char" svg:x="1.9756in" svg:y="6.5492in" svg:width="0.8811in" svg:height="0.8484in" draw:z-index="1"><draw:image xlink:href="Pictures/10000001000001E700000200173353BA327535B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02:25:53.896796541</meta:creation-date>
    <dc:date>2023-02-16T02:29:12.077934068</dc:date>
    <meta:editing-duration>PT3M18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